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none" fo:border-right="none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style:font-size-asian="24.5pt" style:font-size-complex="28pt"/>
    </style:style>
    <style:style style:name="P3" style:family="paragraph" style:parent-style-name="Standard">
      <style:text-properties fo:font-size="16pt" style:font-size-asian="16pt" style:font-size-complex="16pt"/>
    </style:style>
    <style:style style:name="P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break-before="pag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text-underline-style="solid" style:text-underline-width="auto" style:text-underline-color="font-color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168269688" text:id="ct168269688">
          <text:insertion>
            <office:change-info>
              <dc:creator>Gauthier Bastien</dc:creator>
              <dc:date>2012-02-14T16:31:00</dc:date>
            </office:change-info>
          </text:insertion>
        </text:changed-region>
        <text:changed-region xml:id="ct168269800" text:id="ct168269800">
          <text:insertion>
            <office:change-info>
              <dc:creator>Gauthier Bastien</dc:creator>
              <dc:date>2012-02-14T16:31:00</dc:date>
            </office:change-info>
          </text:insertion>
        </text:changed-region>
        <text:changed-region xml:id="ct168283800" text:id="ct168283800">
          <text:insertion>
            <office:change-info>
              <dc:creator>Gauthier Bastien</dc:creator>
              <dc:date>2012-02-14T16:47:00</dc:date>
            </office:change-info>
          </text:insertion>
        </text:changed-region>
        <text:changed-region xml:id="ct168285392" text:id="ct168285392">
          <text:insertion>
            <office:change-info>
              <dc:creator>Gauthier Bastien</dc:creator>
              <dc:date>2012-02-14T16:47:00</dc:date>
            </office:change-info>
          </text:insertion>
        </text:changed-region>
        <text:changed-region xml:id="ct179098960" text:id="ct179098960">
          <text:insertion>
            <office:change-info>
              <dc:creator>Gauthier Bastien</dc:creator>
              <dc:date>2012-06-28T14:08:00</dc:date>
            </office:change-info>
          </text:insertion>
        </text:changed-region>
        <text:changed-region xml:id="ct178979640" text:id="ct178979640">
          <text:insertion>
            <office:change-info>
              <dc:creator>Gauthier Bastien</dc:creator>
              <dc:date>2012-06-28T14:0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CONSEIL COMMUNAL</text:p>
      <text:p text:style-name="P2">DU</text:p>
      <text:p text:style-name="P2"><text:change-start text:change-id="ct168269688"/>self.utranslate("weekday_%s" % self.getDate().aDay().lower(), domain="plonelocales")<text:change-end text:change-id="ct168269688"/> <text:change-start text:change-id="ct168269800"/>self.Title()<text:change-end text:change-id="ct168269800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<text:tab/><text:tab/><text:span text:style-name="T1">Ordre du jour</text:span></text:p>
      <text:p text:style-name="P3"><text:tab/><text:tab/><text:tab/><text:tab/><text:tab/><text:tab/><text:tab/><text:tab/><text:tab/>et</text:p>
      <text:p text:style-name="P3"><text:tab/><text:tab/><text:tab/><text:tab/><text:tab/><text:tab/><text:tab/><text:tab/><text:tab/>Note explicative</text:p>
      <text:p text:style-name="P5"/>
      <text:p text:style-name="P4">Séance publique :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"><text:span text:style-name="T2"><office:annotation><dc:creator>Gauthier Bastien</dc:creator><dc:date>2012-02-14T16:41:11</dc:date><text:p text:style-name="P9"><text:span text:style-name="T3">do row for item in self.adapted().getPrintableItems(itemUids, privacy='public</text:span><text:span text:style-name="T4">', categories=self.getNormalCategories()</text:span><text:span text:style-name="T3">)</text:span></text:p></office:annotation></text:span><text:change-start text:change-id="ct168283800"/><text:span text:style-name="T2">item.getItemNumber(relativeTo='meeting')</text:span><text:change-end text:change-id="ct168283800"/><text:span text:style-name="T2">. </text:span><text:change-start text:change-id="ct168285392"/><text:span text:style-name="T2">item.</text:span>Title()<text:change-end text:change-id="ct168285392"/></text:p>
            <text:p text:style-name="Table_20_Contents"/>
            <text:p text:style-name="Table_20_Contents"><office:annotation><dc:creator>Gauthier Bastien</dc:creator><dc:date>2012-02-15T15:26:52</dc:date><text:p text:style-name="P10"><text:span text:style-name="T3">do text</text:span></text:p><text:p text:style-name="P10"><text:span text:style-name="T3">from xhtml(item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P6"/>
      <text:p text:style-name="P4">Huis clos :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8"><office:annotation><dc:creator>Gauthier Bastien</dc:creator><dc:date>2012-02-14T16:41:11</dc:date><text:p text:style-name="P9"><text:span text:style-name="T3">do row for item in self.adapted().getPrintableItems(itemUids, privacy='secret'</text:span><text:span text:style-name="T4">, categories=self.getNormalCategories()</text:span><text:span text:style-name="T4">, renumber=True)</text:span></text:p></office:annotation><text:change-start text:change-id="ct179098960"/>item[0]<text:change-end text:change-id="ct179098960"/>. <text:change-start text:change-id="ct178979640"/>item[1].Title()<text:change-end text:change-id="ct178979640"/></text:p>
            <text:p text:style-name="Table_20_Contents"/>
            <text:p text:style-name="Table_20_Contents"><office:annotation><dc:creator>Gauthier Bastien</dc:creator><dc:date>2012-02-15T15:26:52</dc:date><text:p text:style-name="P10"><text:span text:style-name="T3">do text</text:span></text:p><text:p text:style-name="P10"><text:span text:style-name="T3">from xhtml(item[1].Description())</text:span></text:p></office:annotation>Note explicative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2-06-28T14:09:32</dc:date>
    <dc:creator>Gauthier Bastien</dc:creator>
    <meta:editing-duration>PT1H10M53S</meta:editing-duration>
    <meta:editing-cycles>25</meta:editing-cycles>
    <meta:generator>LibreOffice/3.5$Linux_x86 LibreOffice_project/350m1$Build-2</meta:generator>
    <meta:document-statistic meta:table-count="2" meta:image-count="0" meta:object-count="0" meta:page-count="3" meta:paragraph-count="13" meta:word-count="33" meta:character-count="316" meta:non-whitespace-character-count="273"/>
  </office:meta>
</office:document-meta>
</file>